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IRACLES OF JESUS (8:1-17, 23-3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MIRACLES OF JESUS (8:1-17, 23-3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Curing the sick (8:1-17, 28-3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Curing the sick (8:1-17, 28-34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A leper (8:11-4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A leper (8:11-4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ry (8:1-2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mpassion (8:3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The command (8:4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Curing the sick (8:1-17, 28-34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A leper (8:11-4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A centurion's servant (8:5-13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A centurion's servant (8:5-13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favor desired by the centurion (8:5-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faith demonstrated by the centurion (8:8-13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faith demonstrated by the centurion (8:8-13)<text:s text:c="1"/></text:span><text:span text:style-name="a510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confidence (8:8-9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ommendation (8:1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conclusion (8:11-12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he cure (8: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<text:s text:c="1"/>A centurion's servant (8:5-13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The favor desired by the centurion (8:5-7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aith demonstrated by the centurion (8:8-1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Curing the sick (8:1-17, 28-3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A leper (8:11-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A centurion's servant (8:5-13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Peter's mother-in-law (8:14-15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Peter's mother-in-law (8:14-15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suffering hostess (8:14): Jesus finds her in bed with a high fever.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serving hostess (8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Curing the sick (8:1-17, 28-34)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A leper (8:11-4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A centurion's servant (8:5-13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Peter's mother-in-law (8:14-1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 number of demon-possessed people (8:16-17, 28-34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2" draw:style-name="a598" draw:master-page-name="Master1-Layout1-title-Title-Slide" presentation:presentation-page-layout-name="Master1-PPL1" draw:id="Slide-267">
        <draw:frame draw:id="id105" presentation:style-name="a602" draw:name="Title 1" svg:x="1.38in" svg:y="0.83in" svg:width="10.3in" svg:height="4.42in" presentation:class="title" presentation:placeholder="false">
          <draw:text-box>
            <text:p text:style-name="a601" text:class-names="" text:cond-style-name=""><text:span text:style-name="a599" text:class-names=""><text:s text:c="1"/>A number of demon-possessed people (8:16-17, 28-34)<text:s text:c="1"/></text:span><text:span text:style-name="a600" text:class-names=""/></text:p>
          </draw:text-box>
          <svg:title/>
          <svg:desc/>
        </draw:frame>
        <draw:frame draw:id="id106" presentation:style-name="a607" draw:name="Subtitle 2" svg:x="1.38in" svg:y="5.25in" svg:width="10.3in" svg:height="1.85in" presentation:class="subtitle" presentation:placeholder="false">
          <draw:text-box>
            <text:p text:style-name="a604" text:class-names="" text:cond-style-name=""><text:span text:style-name="a603" text:class-names=""><text:s text:c="1"/>On the western side of the Galilean Sea (8:16-17)<text:s text:c="1"/></text:span></text:p>
            <text:p text:style-name="a606" text:class-names="" text:cond-style-name=""><text:span text:style-name="a605" text:class-names=""/></text:p>
          </draw:text-box>
          <svg:title/>
          <svg:desc/>
        </draw:frame>
      </draw:page>
      <draw:page draw:name="Slide13" draw:style-name="a608" draw:master-page-name="Master1-Layout12-tx-Title-and-Text" presentation:presentation-page-layout-name="Master1-PPL12" draw:id="Slide-268">
        <draw:frame draw:id="id107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<text:s text:c="1"/>On the western side of the Galilean Sea (8:16-17)<text:s text:c="1"/></text:span><text:span text:style-name="a610" text:class-names=""/></text:p>
          </draw:text-box>
          <svg:title/>
          <svg:desc/>
        </draw:frame>
        <draw:frame draw:id="id108" presentation:style-name="a622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possessed (8:16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prophecy (8:17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</draw:page>
      <draw:page draw:name="Slide14" draw:style-name="a623" draw:master-page-name="Master1-Layout12-tx-Title-and-Text" presentation:presentation-page-layout-name="Master1-PPL12" draw:id="Slide-269">
        <draw:frame draw:id="id109" presentation:style-name="a627" draw:name="Title 1" svg:x="1.38in" svg:y="0.4in" svg:width="10.6in" svg:height="1.44965in" presentation:class="title" presentation:placeholder="false">
          <draw:text-box>
            <text:p text:style-name="a626" text:class-names="" text:cond-style-name=""><text:span text:style-name="a624" text:class-names=""><text:s text:c="1"/>A number of demon-possessed people (8:16-17, 28-34)<text:s text:c="1"/></text:span><text:span text:style-name="a625" text:class-names=""/></text:p>
          </draw:text-box>
          <svg:title/>
          <svg:desc/>
        </draw:frame>
        <draw:frame draw:id="id110" presentation:style-name="a637" draw:name="Text Placeholder 2" svg:x="1.38in" svg:y="2in" svg:width="9.4in" svg:height="4.75868in" presentation:class="outline" presentation:placeholder="false">
          <draw:text-box>
            <text:list text:style-name="a630">
              <text:list-item>
                <text:p text:style-name="a629" text:class-names="" text:cond-style-name=""><text:span text:style-name="a628" text:class-names=""><text:s text:c="1"/>On the western side of the Galilean Sea (8:16-17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><text:s text:c="1"/>On the eastern side of the Galilean Sea (8:28-34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/></text:p>
              </text:list-item>
            </text:list>
          </draw:text-box>
          <svg:title/>
          <svg:desc/>
        </draw:frame>
      </draw:page>
      <draw:page draw:name="Slide15" draw:style-name="a638" draw:master-page-name="Master1-Layout12-tx-Title-and-Text" presentation:presentation-page-layout-name="Master1-PPL12" draw:id="Slide-270">
        <draw:frame draw:id="id111" presentation:style-name="a642" draw:name="Title 1" svg:x="1.38in" svg:y="0.4in" svg:width="10.6in" svg:height="1.44965in" presentation:class="title" presentation:placeholder="false">
          <draw:text-box>
            <text:p text:style-name="a641" text:class-names="" text:cond-style-name=""><text:span text:style-name="a639" text:class-names=""><text:s text:c="1"/>On the eastern side of the Galilean Sea (8:28-34)<text:s text:c="1"/></text:span><text:span text:style-name="a640" text:class-names=""/></text:p>
          </draw:text-box>
          <svg:title/>
          <svg:desc/>
        </draw:frame>
        <draw:frame draw:id="id112" presentation:style-name="a658" draw:name="Text Placeholder 2" svg:x="1.38in" svg:y="2in" svg:width="9.4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3" text:class-names=""><text:s text:c="1"/>The Gadarene maniacs, controlled by demons (8:2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panic of these demons (8:29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The plea from these demons (8:30-31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e Galilean Messiah, controller of demons (8:32-34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</draw:text-box>
          <svg:title/>
          <svg:desc/>
        </draw:frame>
      </draw:page>
      <draw:page draw:name="Slide16" draw:style-name="a659" draw:master-page-name="Master1-Layout12-tx-Title-and-Text" presentation:presentation-page-layout-name="Master1-PPL12" draw:id="Slide-271">
        <draw:frame draw:id="id113" presentation:style-name="a663" draw:name="Title 1" svg:x="1.38in" svg:y="0.4in" svg:width="10.6in" svg:height="1.44965in" presentation:class="title" presentation:placeholder="false">
          <draw:text-box>
            <text:p text:style-name="a662" text:class-names="" text:cond-style-name=""><text:span text:style-name="a660" text:class-names=""><text:s text:c="1"/>The Galilean Messiah, controller of demons (8:32-34)<text:s text:c="1"/></text:span><text:span text:style-name="a661" text:class-names=""/></text:p>
          </draw:text-box>
          <svg:title/>
          <svg:desc/>
        </draw:frame>
        <draw:frame draw:id="id114" presentation:style-name="a673" draw:name="Text Placeholder 2" svg:x="1.38in" svg:y="2in" svg:width="9.4in" svg:height="4.75868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<text:s text:c="1"/>The release (8:32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The rejection (8:33-34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/></text:p>
              </text:list-item>
            </text:list>
          </draw:text-box>
          <svg:title/>
          <svg:desc/>
        </draw:frame>
      </draw:page>
      <draw:page draw:name="Slide17" draw:style-name="a674" draw:master-page-name="Master1-Layout12-tx-Title-and-Text" presentation:presentation-page-layout-name="Master1-PPL12" draw:id="Slide-272">
        <draw:frame draw:id="id115" presentation:style-name="a678" draw:name="Title 1" svg:x="1.38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<text:s text:c="1"/>On the eastern side of the Galilean Sea (8:28-34)<text:s text:c="1"/></text:span><text:span text:style-name="a676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<text:s text:c="1"/>The Gadarene maniacs, controlled by demons (8:28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<text:s text:c="1"/>The panic of these demons (8:29):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plea from these demons (8:30-31):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Galilean Messiah, controller of demons (8:32-34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<text:s text:c="1"/>A number of demon-possessed people (8:16-17, 28-34)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On the western side of the Galilean Sea (8:16-17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On the eastern side of the Galilean Sea (8:28-34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<text:s text:c="1"/>Curing the sick (8:1-17, 28-34)<text:s text:c="1"/></text:span><text:span text:style-name="a712" text:class-names=""/></text:p>
          </draw:text-box>
          <svg:title/>
          <svg:desc/>
        </draw:frame>
        <draw:frame draw:id="id120" presentation:style-name="a730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<text:s text:c="1"/>A leper (8:11-4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<text:s text:c="1"/>A centurion's servant (8:5-13)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Peter's mother-in-law (8:14-15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A number of demon-possessed people (8:16-17, 28-34)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/></text:p>
              </text:list-item>
            </text:list>
          </draw:text-box>
          <svg:title/>
          <svg:desc/>
        </draw:frame>
      </draw:page>
      <draw:page draw:name="Slide20" draw:style-name="a731" draw:master-page-name="Master1-Layout12-tx-Title-and-Text" presentation:presentation-page-layout-name="Master1-PPL12" draw:id="Slide-275">
        <draw:frame draw:id="id121" presentation:style-name="a735" draw:name="Title 1" svg:x="1.38in" svg:y="0.4in" svg:width="10.6in" svg:height="1.44965in" presentation:class="title" presentation:placeholder="false">
          <draw:text-box>
            <text:p text:style-name="a734" text:class-names="" text:cond-style-name=""><text:span text:style-name="a732" text:class-names="">THE MIRACLES OF JESUS (8:1-17, 23-34)<text:s text:c="1"/></text:span><text:span text:style-name="a733" text:class-names=""/></text:p>
          </draw:text-box>
          <svg:title/>
          <svg:desc/>
        </draw:frame>
        <draw:frame draw:id="id122" presentation:style-name="a745" draw:name="Text Placeholder 2" svg:x="1.38in" svg:y="2in" svg:width="9.4in" svg:height="4.75868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<text:s text:c="1"/>Curing the sick (8:1-17, 28-34)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<text:s text:c="1"/>Calming the sea (8:23-27)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</draw:page>
      <draw:page draw:name="Slide21" draw:style-name="a746" draw:master-page-name="Master1-Layout12-tx-Title-and-Text" presentation:presentation-page-layout-name="Master1-PPL12" draw:id="Slide-276">
        <draw:frame draw:id="id123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Calming the sea (8:23-27)<text:s text:c="1"/></text:span><text:span text:style-name="a748" text:class-names=""/></text:p>
          </draw:text-box>
          <svg:title/>
          <svg:desc/>
        </draw:frame>
        <draw:frame draw:id="id124" presentation:style-name="a763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The furious storm (8:23-24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The fearful sailors (8:25):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<text:s text:c="1"/>The faithful Savior (8:26-27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</draw:text-box>
          <svg:title/>
          <svg:desc/>
        </draw:frame>
      </draw:page>
      <draw:page draw:name="Slide22" draw:style-name="a764" draw:master-page-name="Master1-Layout12-tx-Title-and-Text" presentation:presentation-page-layout-name="Master1-PPL12" draw:id="Slide-277">
        <draw:frame draw:id="id125" presentation:style-name="a768" draw:name="Title 1" svg:x="1.38in" svg:y="0.4in" svg:width="10.6in" svg:height="1.44965in" presentation:class="title" presentation:placeholder="false">
          <draw:text-box>
            <text:p text:style-name="a767" text:class-names="" text:cond-style-name=""><text:span text:style-name="a765" text:class-names="">THE MIRACLES OF JESUS (8:1-17, 23-34)<text:s text:c="1"/></text:span><text:span text:style-name="a766" text:class-names=""/></text:p>
          </draw:text-box>
          <svg:title/>
          <svg:desc/>
        </draw:frame>
        <draw:frame draw:id="id126" presentation:style-name="a778" draw:name="Text Placeholder 2" svg:x="1.38in" svg:y="2in" svg:width="9.4in" svg:height="4.75868in" presentation:class="outline" presentation:placeholder="false">
          <draw:text-box>
            <text:list text:style-name="a771">
              <text:list-item>
                <text:p text:style-name="a770" text:class-names="" text:cond-style-name=""><text:span text:style-name="a769" text:class-names=""><text:s text:c="1"/>Curing the sick (8:1-17, 28-34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Calming the sea (8:23-27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/></text:p>
              </text:list-item>
            </text:list>
          </draw:text-box>
          <svg:title/>
          <svg:desc/>
        </draw:frame>
      </draw:page>
      <draw:page draw:name="Slide23" draw:style-name="a779" draw:master-page-name="Master1-Layout12-tx-Title-and-Text" presentation:presentation-page-layout-name="Master1-PPL12" draw:id="Slide-278">
        <draw:frame draw:id="id127" presentation:style-name="a783" draw:name="Title 1" svg:x="1.38in" svg:y="0.4in" svg:width="10.6in" svg:height="1.44965in" presentation:class="title" presentation:placeholder="false">
          <draw:text-box>
            <text:p text:style-name="a782" text:class-names="" text:cond-style-name=""><text:span text:style-name="a780" text:class-names="">MATTHEW 8</text:span><text:span text:style-name="a781" text:class-names=""/></text:p>
          </draw:text-box>
          <svg:title/>
          <svg:desc/>
        </draw:frame>
        <draw:frame draw:id="id128" presentation:style-name="a793" draw:name="Text Placeholder 2" svg:x="1.38in" svg:y="2in" svg:width="9.4in" svg:height="4.75868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THE MIRACLES OF JESUS (8:1-17, 23-34)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THE MANDATE OF JESUS (8:18-22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4" draw:style-name="a794" draw:master-page-name="Master1-Layout12-tx-Title-and-Text" presentation:presentation-page-layout-name="Master1-PPL12" draw:id="Slide-279">
        <draw:frame draw:id="id129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THE MANDATE OF JESUS (8:18-22):<text:s text:c="1"/></text:span><text:span text:style-name="a796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Concerning one's finances (8:18-20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Concerning one's family (8:21-22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2-tx-Title-and-Text" presentation:presentation-page-layout-name="Master1-PPL12" draw:id="Slide-280">
        <draw:frame draw:id="id131" presentation:style-name="a813" draw:name="Title 1" svg:x="1.38in" svg:y="0.4in" svg:width="10.6in" svg:height="1.44965in" presentation:class="title" presentation:placeholder="false">
          <draw:text-box>
            <text:p text:style-name="a812" text:class-names="" text:cond-style-name=""><text:span text:style-name="a810" text:class-names="">MATTHEW 8</text:span><text:span text:style-name="a811" text:class-names=""/></text:p>
          </draw:text-box>
          <svg:title/>
          <svg:desc/>
        </draw:frame>
        <draw:frame draw:id="id132" presentation:style-name="a823" draw:name="Text Placeholder 2" svg:x="1.38in" svg:y="2in" svg:width="9.4in" svg:height="4.75868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THE MIRACLES OF JESUS (8:1-17, 23-34)<text:s text:c="1"/>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THE MANDATE OF JESUS (8:18-22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8</dc:title>
    <meta:initial-creator>David STRICKLAND</meta:initial-creator>
    <dc:creator>David STRICKLAND</dc:creator>
    <meta:creation-date>2020-02-23T23:16:34Z</meta:creation-date>
    <dc:date>2020-02-23T23:16:34Z</dc:date>
    <meta:template xlink:href="BibleStudy" xlink:type="simple"/>
    <meta:editing-cycles>1</meta:editing-cycles>
    <meta:editing-duration>PT0S</meta:editing-duration>
    <meta:document-statistic meta:paragraph-count="84" meta:word-count="693"/>
  </office:meta>
</office:document-meta>
</file>